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rbon Block" svg:font-family="'Carbon Blo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 Narrow" officeooo:rsid="001cbf2b" officeooo:paragraph-rsid="001cbf2b"/>
    </style:style>
    <style:style style:name="P2" style:family="paragraph" style:parent-style-name="Subtitle">
      <style:text-properties officeooo:rsid="001cbf2b" officeooo:paragraph-rsid="001cbf2b"/>
    </style:style>
    <style:style style:name="P3" style:family="paragraph" style:parent-style-name="Subtitle">
      <style:text-properties style:font-name="Liberation Sans Narrow" officeooo:rsid="001cbf2b" officeooo:paragraph-rsid="001cbf2b"/>
    </style:style>
    <style:style style:name="P4" style:family="paragraph" style:parent-style-name="Title">
      <style:text-properties style:font-name="Carbon Block" officeooo:rsid="001cbf2b" officeooo:paragraph-rsid="001cbf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andpa’s Guide</text:p>
      <text:p text:style-name="P3">An introduction to free software, Debian, and Raspberry P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ritten by Nateshade and his Grandfather W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rbon Block" svg:font-family="'Carbon Blo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7:26:24.246910555</meta:creation-date>
    <dc:date>2018-03-04T17:30:33.156431290</dc:date>
    <meta:editing-duration>PT4M9S</meta:editing-duration>
    <meta:editing-cycles>1</meta:editing-cycles>
    <meta:document-statistic meta:table-count="0" meta:image-count="0" meta:object-count="0" meta:page-count="1" meta:paragraph-count="3" meta:word-count="18" meta:character-count="120" meta:non-whitespace-character-count="105"/>
    <meta:generator>LibreOffice/5.1.6.2$Linux_x86 LibreOffice_project/10m0$Build-2</meta:generator>
  </office:meta>
</office:document-meta>
</file>